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e484c" officeooo:paragraph-rsid="00133d8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b70a5" officeooo:paragraph-rsid="00133d8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59aed" officeooo:paragraph-rsid="00133d81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0b1c9" officeooo:paragraph-rsid="00133d8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8f22b" officeooo:paragraph-rsid="00133d8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style:text-underline-style="none" fo:font-weight="bold" officeooo:rsid="0019f81a" officeooo:paragraph-rsid="00133d81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159aed" officeooo:paragraph-rsid="00133d81" fo:background-color="#1e1e1e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0e484c" officeooo:paragraph-rsid="00133d81" fo:background-color="#1e1e1e" style:font-size-asian="15pt" style:font-weight-asian="bold" style:font-size-complex="15pt" style:font-weight-complex="bold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133d81" fo:background-color="#1e1e1e"/>
    </style:style>
    <style:style style:name="P10" style:family="paragraph" style:parent-style-name="Standard">
      <style:paragraph-properties fo:text-align="start" style:justify-single-word="false"/>
      <style:text-properties fo:color="#d4d4d4" style:font-name="Droid Sans Mono" fo:font-size="10.5pt" style:text-underline-style="none" fo:font-weight="normal" officeooo:rsid="00162d66" officeooo:paragraph-rsid="00133d81" fo:background-color="#1e1e1e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d4d4d4" style:font-name="Droid Sans Mono" fo:font-size="10.5pt" style:text-underline-style="none" fo:font-weight="normal" officeooo:rsid="00162d66" officeooo:paragraph-rsid="00133d81" fo:background-color="#1e1e1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d4d4d4" style:font-name="Liberation Serif" fo:font-size="10.5pt" style:text-underline-style="none" fo:font-weight="normal" officeooo:rsid="00162d66" officeooo:paragraph-rsid="00133d81" fo:background-color="#1e1e1e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000000" style:font-name="Droid Sans Mono" fo:font-size="10.5pt" style:text-underline-style="solid" style:text-underline-width="auto" style:text-underline-color="font-color" fo:font-weight="normal" officeooo:rsid="00162d66" officeooo:paragraph-rsid="00133d81" fo:background-color="#1e1e1e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0000" style:font-name="Droid Sans Mono" fo:font-size="10.5pt" style:text-underline-style="solid" style:text-underline-width="auto" style:text-underline-color="font-color" fo:font-weight="normal" officeooo:rsid="00162d66" officeooo:paragraph-rsid="00133d81" fo:background-color="transparent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style:font-name="Droid Sans Mono" fo:font-size="10.5pt" style:text-underline-style="none" fo:font-weight="normal" officeooo:rsid="0016450c" officeooo:paragraph-rsid="00133d81" fo:background-color="transparent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color="#008080" style:font-name="monospace" fo:font-size="11.25pt" fo:letter-spacing="normal" fo:font-style="normal" style:text-underline-style="solid" style:text-underline-width="auto" style:text-underline-color="font-color" fo:font-weight="normal" officeooo:rsid="001d0278" officeooo:paragraph-rsid="00133d81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paragraph-rsid="00133d81"/>
    </style:style>
    <style:style style:name="T1" style:family="text">
      <style:text-properties fo:font-variant="normal" fo:text-transform="none" fo:color="#008080" style:font-name="monospace" fo:font-size="11.25pt" fo:letter-spacing="normal" fo:font-style="normal" fo:font-weight="normal"/>
    </style:style>
    <style:style style:name="T2" style:family="text">
      <style:text-properties fo:font-variant="normal" fo:text-transform="none" fo:color="#008080" style:font-name="monospace" fo:font-size="11.25pt" fo:letter-spacing="normal" fo:font-style="normal" style:text-underline-style="solid" style:text-underline-width="auto" style:text-underline-color="font-color" fo:font-weight="normal" officeooo:rsid="0018f22b" style:font-size-asian="15pt" style:font-weight-asian="bold" style:font-size-complex="15pt" style:font-weight-complex="bold"/>
    </style:style>
    <style:style style:name="T3" style:family="text">
      <style:text-properties fo:font-variant="normal" fo:text-transform="none" fo:color="#000000" style:font-name="monospace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1.25pt" fo:letter-spacing="normal" fo:font-style="normal" style:text-underline-style="solid" style:text-underline-width="auto" style:text-underline-color="font-color" fo:font-weight="normal" officeooo:rsid="0018f22b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990073" style:font-name="monospace" fo:font-size="11.25pt" fo:letter-spacing="normal" fo:font-style="normal" fo:font-weight="normal"/>
    </style:style>
    <style:style style:name="T7" style:family="text">
      <style:text-properties fo:font-variant="normal" fo:text-transform="none" fo:color="#333333" style:font-name="monospace" fo:font-size="11.25pt" fo:letter-spacing="normal" fo:font-style="normal" fo:font-weight="normal"/>
    </style:style>
    <style:style style:name="T8" style:family="text">
      <style:text-properties officeooo:rsid="0016450c"/>
    </style:style>
    <style:style style:name="T9" style:family="text">
      <style:text-properties officeooo:rsid="000e8c51"/>
    </style:style>
    <style:style style:name="T10" style:family="text">
      <style:text-properties officeooo:rsid="000f4ff2"/>
    </style:style>
    <style:style style:name="T11" style:family="text">
      <style:text-properties officeooo:rsid="00159aed"/>
    </style:style>
    <style:style style:name="T12" style:family="text">
      <style:text-properties fo:color="#c586c0"/>
    </style:style>
    <style:style style:name="T13" style:family="text">
      <style:text-properties fo:color="#dcdcaa"/>
    </style:style>
    <style:style style:name="T14" style:family="text">
      <style:text-properties fo:color="#ce9178"/>
    </style:style>
    <style:style style:name="T15" style:family="text">
      <style:text-properties officeooo:rsid="000fd9b5"/>
    </style:style>
    <style:style style:name="T16" style:family="text">
      <style:text-properties officeooo:rsid="0010b1c9"/>
    </style:style>
    <style:style style:name="T17" style:family="text">
      <style:text-properties officeooo:rsid="00162d66"/>
    </style:style>
    <style:style style:name="T18" style:family="text">
      <style:text-properties officeooo:rsid="00177e5f"/>
    </style:style>
    <style:style style:name="T19" style:family="text">
      <style:text-properties officeooo:rsid="001b70a5"/>
    </style:style>
    <style:style style:name="T20" style:family="text">
      <style:text-properties officeooo:rsid="0014f108"/>
    </style:style>
    <style:style style:name="T21" style:family="text">
      <style:text-properties fo:color="#9cdcfe"/>
    </style:style>
    <style:style style:name="T22" style:family="text">
      <style:text-properties fo:color="#b5cea8"/>
    </style:style>
    <style:style style:name="T23" style:family="text">
      <style:text-properties fo:color="#569cd6"/>
    </style:style>
    <style:style style:name="T24" style:family="text">
      <style:text-properties officeooo:rsid="001170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reating a virtual env for django heroku deployement</text:p>
      <text:p text:style-name="P1"/>
      <text:p text:style-name="P1">go to github</text:p>
      <text:p text:style-name="P1">→ virtualenv &lt;virtual env name&gt;</text:p>
      <text:p text:style-name="P1">→<text:span text:style-name="T8"> apna django code daloo usmay.</text:span></text:p>
      <text:p text:style-name="P2">→ Cd django project</text:p>
      <text:p text:style-name="P1">→ source &lt;virtual env name&gt;/bin/activate</text:p>
      <text:p text:style-name="P1">→<text:span text:style-name="T9"> pip install django</text:span></text:p>
      <text:p text:style-name="P1">→<text:span text:style-name="T9"> pip install gunicorn</text:span></text:p>
      <text:p text:style-name="P1">→<text:span text:style-name="T10"> you have to pip install every new library you import.</text:span></text:p>
      <text:p text:style-name="P1">→<text:span text:style-name="T10"> sudo apt install libpq-dev python3-dev</text:span></text:p>
      <text:p text:style-name="P1">→<text:span text:style-name="T10"> pip install psycopg2-</text:span><text:span text:style-name="T11">binary</text:span></text:p>
      <text:p text:style-name="P1"><text:span text:style-name="T10">→</text:span><text:span text:style-name="T11"> </text:span><text:span text:style-name="T10">pip install psycopg2</text:span></text:p>
      <text:p text:style-name="P1">→<text:span text:style-name="T10"> pip install django-heroku</text:span></text:p>
      <text:p text:style-name="P1"/>
      <text:p text:style-name="P3">settings.py mai shuru mai ye paste kru</text:p>
      <text:p text:style-name="P6"/>
      <text:p text:style-name="P6">import os</text:p>
      <text:p text:style-name="P7"><text:span text:style-name="T12">import</text:span> django_heroku</text:p>
      <text:p text:style-name="P9"/>
      <text:p text:style-name="P3">aur end mai ye </text:p>
      <text:p text:style-name="P3"/>
      <text:p text:style-name="P7">django_heroku.settings(<text:span text:style-name="T13">locals</text:span>())</text:p>
      <text:p text:style-name="P13"/>
      <text:p text:style-name="P14">Aur settings.py middle_ware mai ye paste kru</text:p>
      <text:p text:style-name="P14"/>
      <text:p text:style-name="P12"/>
      <text:p text:style-name="P10"><text:span text:style-name="T14">'whitenoise.middleware.WhiteNoiseMiddleware'</text:span>,</text:p>
      <text:p text:style-name="P12"/>
      <text:p text:style-name="P12">→ pip install whitenoise</text:p>
      <text:p text:style-name="P11"/>
      <text:p text:style-name="P15">cd project </text:p>
      <text:p text:style-name="P15"/>
      <text:p text:style-name="P11">pip freeze &gt; requirements.txt</text:p>
      <text:p text:style-name="P11"/>
      <text:p text:style-name="P15">Procfile banaoo:</text:p>
      <text:p text:style-name="P15"/>
      <text:p text:style-name="P15">ye paste kru:</text:p>
      <text:p text:style-name="P15"/>
      <text:p text:style-name="P15">web: gunicorn &lt;project_name&gt;.wsgi --log-file -</text:p>
      <text:p text:style-name="P3"/>
      <text:p text:style-name="P1">→<text:span text:style-name="T15"> heroku create </text:span><text:span text:style-name="T16">app_name</text:span></text:p>
      <text:p text:style-name="P1">→<text:span text:style-name="T16"> settings.py mai allowed hosts mai ‘naya origin’ add kru. </text:span><text:span text:style-name="T17">Aur ‘127.0.0.1’</text:span></text:p>
      <text:p text:style-name="P1">→<text:span text:style-name="T16"> heroku git:remote -a </text:span><text:span text:style-name="T18">&lt;heroku_</text:span><text:span text:style-name="T16">app_name</text:span><text:span text:style-name="T18">&gt;</text:span></text:p>
      <text:p text:style-name="P4">→ git add .</text:p>
      <text:p text:style-name="P4">→ git status </text:p>
      <text:p text:style-name="P4">→<text:span text:style-name="T18"> git commit -m “commit message”</text:span></text:p>
      <text:p text:style-name="P4"><text:soft-page-break/>→ git push heroku master. </text:p>
      <text:p text:style-name="P1">→heroku addons:create heroku-postgresql:hobby-dev --a -<text:span text:style-name="T19">&lt;heroku_app_name&gt;</text:span></text:p>
      <text:p text:style-name="P1"/>
      <text:p text:style-name="P1">→<text:span text:style-name="T20"> settings.py mai ye line add kru</text:span></text:p>
      <text:p text:style-name="P1"/>
      <text:p text:style-name="P8"><text:span text:style-name="T12">import</text:span> dj_database_url</text:p>
      <text:p text:style-name="P9">DATABASES[<text:span text:style-name="T14">'default'</text:span>] = dj_database_url.config(<text:span text:style-name="T21">conn_max_age</text:span>=<text:span text:style-name="T22">600</text:span>, <text:span text:style-name="T21">ssl_require</text:span>=<text:span text:style-name="T23">True</text:span>)</text:p>
      <text:p text:style-name="P1"/>
      <text:p text:style-name="P1">→<text:span text:style-name="T24"> heroku run python manage.py migrate.</text:span></text:p>
      <text:p text:style-name="P1"/>
      <text:p text:style-name="P5">agr error ajaiii tu ye cammand chalaooo:</text:p>
      <text:p text:style-name="P5"/>
      <text:p text:style-name="P17"><text:span text:style-name="T4">→ </text:span><text:span text:style-name="T3">heroku </text:span><text:span text:style-name="T6">config:</text:span><text:span text:style-name="T3">set DISABLE_COLLECTSTATIC=</text:span><text:span text:style-name="T1">1</text:span><text:span text:style-name="T3"> Setting DISABLE_COLLECTSTATIC </text:span><text:span text:style-name="T7">and</text:span><text:span text:style-name="T3"> restarting ⬢ herokudjangoapp... done, v3 </text:span><text:span text:style-name="T6">DISABLE_COLLECSTATIC:</text:span><text:span text:style-name="T3"> </text:span><text:span text:style-name="T1">1</text:span></text:p>
      <text:p text:style-name="P17"><text:span text:style-name="T2"/></text:p>
      <text:p text:style-name="P17"><text:span text:style-name="T2"/></text:p>
      <text:p text:style-name="P16">documnettation:</text:p>
      <text:p text:style-name="P16"/>
      <text:p text:style-name="P16">https://www.codementor.io/@jamesezechukwu/how-to-deploy-django-app-on-heroku-dtsee04d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00:51:38.514513130</meta:creation-date>
    <dc:date>2021-01-09T01:57:56.050240743</dc:date>
    <meta:editing-duration>PT40M4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42" meta:word-count="200" meta:character-count="1491" meta:non-whitespace-character-count="1331"/>
  </office:meta>
</office:document-meta>
</file>